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cm"/>
    </style:style>
    <style:style style:name="co2" style:family="table-column">
      <style:table-column-properties fo:break-before="auto" style:column-width="4.733cm"/>
    </style:style>
    <style:style style:name="co3" style:family="table-column">
      <style:table-column-properties fo:break-before="auto" style:column-width="4.013cm"/>
    </style:style>
    <style:style style:name="co4" style:family="table-column">
      <style:table-column-properties fo:break-before="auto" style:column-width="9.62cm"/>
    </style:style>
    <style:style style:name="co5" style:family="table-column">
      <style:table-column-properties fo:break-before="auto" style:column-width="6.225cm"/>
    </style:style>
    <style:style style:name="co6" style:family="table-column">
      <style:table-column-properties fo:break-before="auto" style:column-width="4.401cm"/>
    </style:style>
    <style:style style:name="co7" style:family="table-column">
      <style:table-column-properties fo:break-before="auto" style:column-width="1.94cm"/>
    </style:style>
    <style:style style:name="co8" style:family="table-column">
      <style:table-column-properties fo:break-before="auto" style:column-width="11.19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1.027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1cm" fo:break-before="auto" style:use-optimal-row-height="false"/>
    </style:style>
    <style:style style:name="ro12" style:family="table-row">
      <style:table-row-properties style:row-height="1.838cm" fo:break-before="auto" style:use-optimal-row-height="false"/>
    </style:style>
    <style:style style:name="ro13" style:family="table-row">
      <style:table-row-properties style:row-height="0.9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wrap-option="wrap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wrap-option="wrap" style:vertical-align="middle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1.60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v. 0.2.0- @ 06-03-20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2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Mesa de Testes – Módulo CSH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7" office:value-type="string">
            <text:p>Função</text:p>
          </table:table-cell>
          <table:table-cell table:style-name="ce11" office:value-type="string">
            <text:p>Sub-Função</text:p>
          </table:table-cell>
          <table:table-cell table:style-name="ce11" office:value-type="string">
            <text:p>Sub-Sub-Função</text:p>
          </table:table-cell>
          <table:table-cell table:style-name="ce3" office:value-type="string">
            <office:annotation draw:style-name="gr1" draw:text-style-name="P1" svg:width="8.806cm" svg:height="2.201cm" svg:x="35.041cm" svg:y="0cm" draw:caption-point-x="-0.61cm" draw:caption-point-y="1.085cm">
              <dc:date>2015-03-06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&lt;vazio&gt;: não verificado</text:span></text:p>
            </office:annotation>
            <text:p>Operação</text:p>
          </table:table-cell>
          <table:table-cell table:style-name="ce13" office:value-type="string">
            <text:p>Observações</text:p>
          </table:table-cell>
          <table:table-cell table:style-name="ce11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8" office:value-type="string">
            <text:p>Saori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Saori-SHR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Observação Importante!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8" office:value-type="string">
            <text:p>Saori: Disciplinas Oferec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Saori: Disciplinas Oferecidas em Todos os An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Saori-SHR: Discs. Ministrs. Mas Não Ofers. no Ano-Se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Saori-SHR: Discs. Ministrs. Mas Não Ofers. no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table-cell table:style-name="ce4" office:value-type="string" table:number-columns-spanned="1" table:number-rows-spanned="55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8" office:value-type="string" table:number-columns-spanned="1" table:number-rows-spanned="6">
            <text:p>Lista de Presença para o Dia Selecionado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covered-table-cell table:style-name="ce8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covered-table-cell table:style-name="ce8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covered-table-cell table:style-name="ce8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8" office:value-type="string">
            <text:p>Lista Dia Complet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Dias em Quais o Professor Está na Esco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 office:value-type="string">
            <text:p>Verificar a utilidade com os usuários.</text:p>
          </table:table-cell>
          <table:table-cell table:style-name="ce10" table:number-columns-repeated="1016"/>
        </table:table-row>
        <table:table-row table:style-name="ro5">
          <table:covered-table-cell table:number-columns-repeated="3" table:style-name="ce4"/>
          <table:table-cell table:style-name="ce8" office:value-type="string">
            <text:p>Horários dos Dias em Quais o Professor Está em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0" table:number-columns-repeated="1016"/>
        </table:table-row>
        <table:table-row table:style-name="ro6">
          <table:covered-table-cell table:style-name="ce4"/>
          <table:table-cell table:style-name="ce4" office:value-type="string" table:number-columns-spanned="1" table:number-rows-spanned="23">
            <text:p>PPC</text:p>
          </table:table-cell>
          <table:table-cell table:style-name="ce4" office:value-type="string" table:number-columns-spanned="1" table:number-rows-spanned="14">
            <text:p>Engenharia</text:p>
          </table:table-cell>
          <table:table-cell table:style-name="ce8" office:value-type="string">
            <text:p>A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4" office:value-type="string">
            <text:p>Dados relativos aos projetos PAE não são atualmente considerados, com exceção da Tutoria. O mesmo ocorre para as demais habilitações.</text:p>
          </table:table-cell>
          <table:table-cell table:style-name="ce10" table:number-columns-repeated="1016"/>
        </table:table-row>
        <table:table-row table:style-name="ro7">
          <table:covered-table-cell table:number-columns-repeated="3" table:style-name="ce4"/>
          <table:table-cell table:style-name="ce8" office:value-type="string">
            <text:p>C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4" office:value-type="string">
            <text:p>Há professores-disciplinas que não são relacionadas. Por exemplo, Marcelo Porto Trevizan-ETE102 para o Diurno. E mesma obs. de AL.</text:p>
          </table:table-cell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C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CV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E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E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M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P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Q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T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 office:value-type="string">
            <text:p>Não há TC após 2011.</text:p>
          </table:table-cell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CB-1º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To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4" office:value-type="string">
            <text:p>Necessita de revisão.</text:p>
          </table:table-cell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Incluir Ciclo Básico – 1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Incluir Ciclo Básico – 2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8">
          <table:covered-table-cell table:number-columns-repeated="2" table:style-name="ce4"/>
          <table:table-cell table:style-name="ce5" office:value-type="string">
            <text:p>Design</text:p>
          </table:table-cell>
          <table:table-cell table:style-name="ce9" office:value-type="string">
            <text:p>Desig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9">
          <table:covered-table-cell table:number-columns-repeated="2" table:style-name="ce4"/>
          <table:table-cell table:style-name="ce4" office:value-type="string" table:number-columns-spanned="1" table:number-rows-spanned="2">
            <text:p>Administração</text:p>
          </table:table-cell>
          <table:table-cell table:style-name="ce8" office:value-type="string">
            <text:p>Administr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4" office:value-type="string">
            <text:p>Total AD não contabilizado corretamente quando há aulas compartilhadas. P.e., Ricardo Balistiero, para ADM SCS.</text:p>
          </table:table-cell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Administração São Paul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8" office:value-type="string">
            <text:p>Gestão Ambienta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 office:value-type="string">
            <text:p>Não há GAB após 2013.</text:p>
          </table:table-cell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Gestão de Tecnologia da Inform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 office:value-type="string">
            <text:p>Não há registros atualmente.</text:p>
          </table:table-cell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Processos Gerenciai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 office:value-type="string">
            <text:p>Não há informações cadastradas sobre Processos Gerenciais.</text:p>
          </table:table-cell>
          <table:table-cell table:style-name="ce10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8" office:value-type="string">
            <text:p>Incluir DP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10">
          <table:covered-table-cell table:number-columns-repeated="3" table:style-name="ce4"/>
          <table:table-cell table:style-name="ce8" office:value-type="string">
            <text:p>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4" office:value-type="string">
            <text:p>Chaveamento entre consulta e relatório. Atualmente, apenas a consulta está disponível e operante.</text:p>
          </table:table-cell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Exp. Excel.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8" office:value-type="string" table:number-columns-spanned="1" table:number-rows-spanned="4">
            <text:p>Consultar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covered-table-cell table:style-name="ce8"/>
          <table:table-cell table:style-name="ce8" office:value-type="string" table:number-columns-spanned="1" table:number-rows-spanned="3">
            <text:p>Gerar Grade Horária dos Professores</text:p>
          </table:table-cell>
          <table:table-cell table:style-name="ce10" office:value-type="string">
            <text:p>Oficial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covered-table-cell table:style-name="ce8"/>
          <table:covered-table-cell table:style-name="ce10"/>
          <table:table-cell table:style-name="ce10" office:value-type="string">
            <text:p>Não Oficial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covered-table-cell table:style-name="ce8"/>
          <table:covered-table-cell table:style-name="ce10"/>
          <table:table-cell table:style-name="ce10" office:value-type="string">
            <text:p>Data Específica da Grade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11">
          <table:covered-table-cell table:number-columns-repeated="3" table:style-name="ce4"/>
          <table:table-cell table:style-name="ce8" office:value-type="string">
            <text:p>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4" office:value-type="string">
            <text:p>Excluir colunas não utilizadas. Rever cálculo de TotHaPG. Criar colunas para PAE.</text:p>
          </table:table-cell>
          <table:table-cell table:style-name="ce10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8" office:value-type="string">
            <text:p>Licenças dos Professores – To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Professores de Licenç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8" office:value-type="string">
            <text:p>As 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Com Mais de Uma Gradu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As Pós-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A Pós-Graduação Mai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Disciplinas Ministradas – Qtd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Habilit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Professores das Habilit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12">
          <table:covered-table-cell table:style-name="ce4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8" office:value-type="string">
            <text:p>Professores Não Reconhec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4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Listagem Complet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Listagem Linear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Referência Cruzad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8" office:value-type="string">
            <text:p>Taxa de Convocações – Linear – Método 1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Taxa de Convocações – Linear – Método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Taxa de Convocações – RefCruz – Métodos 1 e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4" office:value-type="string">
            <text:p>O Método 2 ainda não está implementado.</text:p>
          </table:table-cell>
          <table:table-cell table:style-name="ce10" table:number-columns-repeated="1016"/>
        </table:table-row>
        <table:table-row table:style-name="ro4">
          <table:covered-table-cell table:style-name="ce4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8" office:value-type="string">
            <text:p>Folha de Registro de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table-cell table:style-name="ce4" office:value-type="string">
            <text:p>Alunos</text:p>
          </table:table-cell>
          <table:table-cell table:style-name="ce4" office:value-type="string">
            <text:p>Localização de Professores</text:p>
          </table:table-cell>
          <table:table-cell table:style-name="ce4" office:value-type="string">
            <text:p>-----</text:p>
          </table:table-cell>
          <table:table-cell table:style-name="ce8" office:value-type="string">
            <text:p>Localizar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 office:value-type="string">
            <text:p>Apresenta considerável lentidão.</text:p>
          </table:table-cell>
          <table:table-cell table:style-name="ce10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8" office:value-type="string">
            <text:p>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Mapa de Ocupação Modificado – Blocos A a H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Mapa de Ocupação Modificado – Blocos I a U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Mapa de Ocupação Modificado – Salas de Teori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Tax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Janela <text:span text:style-name="T2">Pop-up</text:span> - 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style-name="ce4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8" office:value-type="string">
            <text:p>Salas Disponíveis em Dia e Horári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table-cell table:style-name="ce4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8" office:value-type="string">
            <text:p>Superposições de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Superposições de Profess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Superposições de Sa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8" office:value-type="string" table:number-columns-spanned="1" table:number-rows-spanned="11">
            <text:p>Encontrar Todas as Violações das Restrições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8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8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8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8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8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8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8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8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8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8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8" office:value-type="string">
            <text:p>Aulas com Professores Indefin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Aulas com Salas Indefin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8" office:value-type="string">
            <text:p>Tabela Horário Simpl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Tabela Horário Expandi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style-name="ce4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4"/>
          <table:table-cell table:style-name="ce10" table:number-columns-repeated="1016"/>
        </table:table-row>
        <table:table-row table:style-name="ro4">
          <table:table-cell table:style-name="ce4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8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13">
          <table:table-cell table:style-name="ce4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8" office:value-type="string">
            <text:p>Professor/Alu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4" office:value-type="string">
            <text:p>Obter dados de alunado do Saori, a fim de considerar os corretos em determinada data de referência.</text:p>
          </table:table-cell>
          <table:table-cell table:style-name="ce10" table:number-columns-repeated="1016"/>
        </table:table-row>
        <table:table-row table:style-name="ro13">
          <table:table-cell table:style-name="ce4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8" office:value-type="string">
            <text:p>CPA: Professor x Curs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 office:value-type="string">
            <text:p>Verificar com Prof. Serafim os dados finais necessários para a CPA e propor de implementá-los aqui.</text:p>
          </table:table-cell>
          <table:table-cell table:style-name="ce10" table:number-columns-repeated="1016"/>
        </table:table-row>
        <table:table-row table:style-name="ro4">
          <table:table-cell table:style-name="ce4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8" office:value-type="string">
            <text:p>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Pós-Gradu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Licença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Lançar AT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Lançar TC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8" office:value-type="string">
            <text:p>Verificar as Atualiz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Executar as Atualizações – Critério Padr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table-cell table:style-name="ce8" office:value-type="string">
            <text:p>Executar as Atualizações – Critério CEU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Gerenciamento – Comutar entre BD Local e Remoto</text:p>
          </table:table-cell>
          <table:table-cell table:style-name="ce8" office:value-type="string">
            <text:p>Banco Loc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4" office:value-type="string">
            <text:p>Necessita considerar renomeação das consultas além das tabelas.</text:p>
          </table:table-cell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covered-table-cell table:style-name="ce10"/>
          <table:table-cell table:style-name="ce8" office:value-type="string">
            <text:p>Banco Remoto de Dep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covered-table-cell table:style-name="ce10"/>
          <table:table-cell table:style-name="ce8" office:value-type="string">
            <text:p>Banco Remoto de Resta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4">
          <table:covered-table-cell table:number-columns-repeated="3" table:style-name="ce4"/>
          <table:covered-table-cell table:style-name="ce10"/>
          <table:table-cell table:style-name="ce8" office:value-type="string">
            <text:p>Banco Remoto Ofici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4"/>
          <table:table-cell table:style-name="ce10" table:number-columns-repeated="1016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00/00/0000</text:date>, <text:time style:data-style-name="N2" text:time-value="0000-00-00T19:47:27.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55:55.10</meta:creation-date>
    <meta:generator>LibreOffice/4.0.3.3$Windows_x86 LibreOffice_project/0eaa50a932c8f2199a615e1eb30f7ac74279539</meta:generator>
    <dc:date>2015-03-06T18:46:40.49</dc:date>
    <meta:editing-duration>PT16H22M36S</meta:editing-duration>
    <meta:editing-cycles>31</meta:editing-cycles>
    <meta:document-statistic meta:table-count="1" meta:cell-count="482" meta:object-count="0"/>
  </office:meta>
</office:document-meta>
</file>